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 table:number-rows-repeated="1048478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00/00/00</text:date>, <text:time style:data-style-name="N2" text:time-value="17:19:04.24162338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08T17:20:23.713764681</dc:date>
    <meta:editing-duration>PT15H35M57S</meta:editing-duration>
    <meta:editing-cycles>209</meta:editing-cycles>
    <meta:document-statistic meta:table-count="1" meta:cell-count="388" meta:object-count="0"/>
  </office:meta>
</office:document-meta>
</file>